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a107" officeooo:paragraph-rsid="0015a107"/>
    </style:style>
    <style:style style:name="P2" style:family="paragraph" style:parent-style-name="Standard">
      <style:text-properties officeooo:rsid="0019158e" officeooo:paragraph-rsid="0019158e"/>
    </style:style>
    <style:style style:name="P3" style:family="paragraph" style:parent-style-name="Standard" style:master-page-name="">
      <loext:graphic-properties draw:fill="none"/>
      <style:paragraph-properties fo:margin-left="0cm" fo:margin-right="-0.199cm" fo:text-indent="0cm" style:auto-text-indent="false" style:page-number="auto" fo:background-color="transparent"/>
      <style:text-properties officeooo:rsid="001ad1be" officeooo:paragraph-rsid="0015a107"/>
    </style:style>
    <style:style style:name="P4" style:family="paragraph" style:parent-style-name="Standard">
      <style:text-properties officeooo:rsid="001efe7f" officeooo:paragraph-rsid="001efe7f"/>
    </style:style>
    <style:style style:name="P5" style:family="paragraph" style:parent-style-name="Standard">
      <style:text-properties officeooo:rsid="0023fee8" officeooo:paragraph-rsid="0023fee8"/>
    </style:style>
    <style:style style:name="P6" style:family="paragraph" style:parent-style-name="Standard">
      <style:text-properties officeooo:rsid="0023fee8" officeooo:paragraph-rsid="0015a107"/>
    </style:style>
    <style:style style:name="P7" style:family="paragraph" style:parent-style-name="Standard">
      <style:text-properties officeooo:rsid="00254b43" officeooo:paragraph-rsid="00254b43"/>
    </style:style>
    <style:style style:name="P8" style:family="paragraph" style:parent-style-name="Standard">
      <loext:graphic-properties draw:fill="none"/>
      <style:paragraph-properties fo:margin-left="0cm" fo:margin-right="-0.199cm" fo:text-indent="0cm" style:auto-text-indent="false" fo:background-color="transparent"/>
      <style:text-properties officeooo:rsid="00254b43" officeooo:paragraph-rsid="00254b43"/>
    </style:style>
    <style:style style:name="P9" style:family="paragraph" style:parent-style-name="Standard">
      <style:text-properties officeooo:rsid="00254b43" officeooo:paragraph-rsid="00272436"/>
    </style:style>
    <style:style style:name="P10" style:family="paragraph" style:parent-style-name="Standard">
      <style:text-properties officeooo:rsid="0025dc30" officeooo:paragraph-rsid="0025dc30"/>
    </style:style>
    <style:style style:name="P11" style:family="paragraph" style:parent-style-name="Standard">
      <loext:graphic-properties draw:fill="none"/>
      <style:paragraph-properties fo:margin-left="0cm" fo:margin-right="-0.199cm" fo:text-indent="0cm" style:auto-text-indent="false" fo:background-color="transparent"/>
      <style:text-properties officeooo:rsid="0025dc30" officeooo:paragraph-rsid="0025dc30"/>
    </style:style>
    <style:style style:name="P12" style:family="paragraph" style:parent-style-name="Standard">
      <style:paragraph-properties fo:text-align="center" style:justify-single-word="false"/>
      <style:text-properties officeooo:rsid="0025dc30" officeooo:paragraph-rsid="0025dc30"/>
    </style:style>
    <style:style style:name="P13" style:family="paragraph" style:parent-style-name="Standard">
      <style:text-properties officeooo:rsid="0025dc30" officeooo:paragraph-rsid="00272436"/>
    </style:style>
    <style:style style:name="P14" style:family="paragraph" style:parent-style-name="Standard">
      <loext:graphic-properties draw:fill="none"/>
      <style:paragraph-properties fo:margin-left="0cm" fo:margin-right="-0.199cm" fo:text-indent="0cm" style:auto-text-indent="false" fo:background-color="transparent"/>
      <style:text-properties officeooo:rsid="0026ade7" officeooo:paragraph-rsid="0026ade7"/>
    </style:style>
    <style:style style:name="P15" style:family="paragraph" style:parent-style-name="Standard">
      <style:text-properties officeooo:rsid="00272436" officeooo:paragraph-rsid="00272436"/>
    </style:style>
    <style:style style:name="P16" style:family="paragraph" style:parent-style-name="Standard" style:list-style-name="L1">
      <style:text-properties officeooo:rsid="001efe7f" officeooo:paragraph-rsid="001efe7f"/>
    </style:style>
    <style:style style:name="P17" style:family="paragraph" style:parent-style-name="Standard" style:list-style-name="L1">
      <style:text-properties officeooo:rsid="00254b43" officeooo:paragraph-rsid="00254b43"/>
    </style:style>
    <style:style style:name="T1" style:family="text">
      <style:text-properties officeooo:rsid="0023fee8"/>
    </style:style>
    <style:style style:name="T2" style:family="text">
      <style:text-properties officeooo:rsid="00254b43"/>
    </style:style>
    <style:style style:name="T3" style:family="text">
      <style:text-properties officeooo:rsid="0025dc30"/>
    </style:style>
    <style:style style:name="T4" style:family="text">
      <style:text-properties officeooo:rsid="00272436"/>
    </style:style>
    <style:style style:name="T5" style:family="text">
      <style:text-properties officeooo:rsid="0027ae66"/>
    </style:style>
    <style:style style:name="T6" style:family="text">
      <style:text-properties officeooo:rsid="0028893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CS</text:p>
      <text:p text:style-name="P12">PROJETO BANCO DE DADOS DE ADESTRAMENTO</text:p>
      <text:p text:style-name="P1"/>
      <text:p text:style-name="P1">ENTIDADES.</text:p>
      <text:p text:style-name="P5"/>
      <text:p text:style-name="P7">M<text:span text:style-name="T3">ilitar</text:span></text:p>
      <text:p text:style-name="P10">Curso</text:p>
      <text:p text:style-name="P10">MSG</text:p>
      <text:p text:style-name="P10">Departamento</text:p>
      <text:p text:style-name="P10">Inscrito_DST_Curso</text:p>
      <text:p text:style-name="P15">Ficha de Adestramento</text:p>
      <text:p text:style-name="P5"/>
      <text:p text:style-name="P5"/>
      <text:p text:style-name="P4"/>
      <text:p text:style-name="P2"/>
      <text:p text:style-name="P1">RELACIONAMENTOS.</text:p>
      <text:p text:style-name="P3"/>
      <text:p text:style-name="P8">M<text:span text:style-name="T3">ilitar INSCRITO em Curso</text:span></text:p>
      <text:p text:style-name="P11">Militar PERTENCE a Departamento</text:p>
      <text:p text:style-name="P14">Msg REGISTRA Inscrição</text:p>
      <text:p text:style-name="P14">Militar POSSUI Ficha de ADESTRAMENTO</text:p>
      <text:p text:style-name="P14">Ficha de ADE possui Curso</text:p>
      <text:p text:style-name="P14"/>
      <text:p text:style-name="P8"/>
      <text:p text:style-name="P8"/>
      <text:p text:style-name="P1">ATRIBUTOS</text:p>
      <text:p text:style-name="P6"/>
      <text:p text:style-name="P7">M<text:span text:style-name="T3">ilitar</text:span>:</text:p>
      <text:p text:style-name="P10">Nip(PK)</text:p>
      <text:p text:style-name="P10">Posto_Gr</text:p>
      <text:p text:style-name="P10">Especialidade</text:p>
      <text:p text:style-name="P10">Subespecialidade</text:p>
      <text:p text:style-name="P7">Nome<text:span text:style-name="T3">_Guerra</text:span></text:p>
      <text:p text:style-name="P10">Nome_Completo</text:p>
      <text:p text:style-name="P10">Email</text:p>
      <text:p text:style-name="P7"/>
      <text:p text:style-name="P7">C<text:span text:style-name="T3">urso</text:span>:</text:p>
      <text:p text:style-name="P15">ID_c<text:span text:style-name="T3">urso</text:span>(PK)</text:p>
      <text:p text:style-name="P10">Sigla</text:p>
      <text:p text:style-name="P10">Nome_curso</text:p>
      <text:p text:style-name="P10">Descrição</text:p>
      <text:p text:style-name="P10">Local</text:p>
      <text:p text:style-name="P10"><text:span text:style-name="T6">Modalidade</text:span>_curso</text:p>
      <text:p text:style-name="P7"/>
      <text:p text:style-name="P7"><text:span text:style-name="T3">MSG</text:span>:</text:p>
      <text:p text:style-name="P7"><text:span text:style-name="T3">Numero_msg</text:span>(PK)</text:p>
      <text:p text:style-name="P10">Mês_msg(PK)</text:p>
      <text:p text:style-name="P10">Ano_msg</text:p>
      <text:p text:style-name="P10">Origem</text:p>
      <text:p text:style-name="P10">Destino</text:p>
      <text:p text:style-name="P10">Assunto</text:p>
      <text:p text:style-name="P10">REC</text:p>
      <text:p text:style-name="P10"><text:soft-page-break/>TRT</text:p>
      <text:p text:style-name="P10">REF</text:p>
      <text:p text:style-name="P7"/>
      <text:p text:style-name="P7"><text:span text:style-name="T3">Departamento</text:span>:</text:p>
      <text:p text:style-name="P7"><text:span text:style-name="T3">ID_dep</text:span>(PK)</text:p>
      <text:p text:style-name="P10">Sigla_dep</text:p>
      <text:p text:style-name="P10">Descricao_dep</text:p>
      <text:p text:style-name="P7"/>
      <text:p text:style-name="P7"><text:span text:style-name="T3">Inscri</text:span><text:span text:style-name="T4">cao</text:span><text:span text:style-name="T3">_Curso</text:span>:</text:p>
      <text:p text:style-name="P9"><text:span text:style-name="T3">Numero_msg</text:span>(PK)</text:p>
      <text:p text:style-name="P13">Mês_msg(PK)</text:p>
      <text:p text:style-name="P13">Ano_msg</text:p>
      <text:p text:style-name="P15">Data_Inicio</text:p>
      <text:p text:style-name="P15">Data_Fim</text:p>
      <text:p text:style-name="P13">Nip(<text:span text:style-name="T4">F</text:span>K)</text:p>
      <text:p text:style-name="P15">ID_c<text:span text:style-name="T3">urso</text:span>(FK)</text:p>
      <text:p text:style-name="P7"/>
      <text:p text:style-name="P15">Ficha de Adestramento</text:p>
      <text:p text:style-name="P15">Nip_MIL</text:p>
      <text:p text:style-name="P15">ID_c<text:span text:style-name="T3">urso</text:span></text:p>
      <text:p text:style-name="P15">Ano_curso</text:p>
      <text:p text:style-name="P15">OS_Publicacao</text:p>
      <text:p text:style-name="P15">Boletim</text:p>
      <text:p text:style-name="P15"/>
      <text:p text:style-name="P5"/>
      <text:p text:style-name="P1"/>
      <text:p text:style-name="P1">CARDINALIDADE</text:p>
      <text:p text:style-name="P1"/>
      <text:list text:style-name="L1">
        <text:list-item>
          <text:p text:style-name="P16"><text:span text:style-name="T1">Um </text:span><text:span text:style-name="T2">m</text:span><text:span text:style-name="T5">ilitar só pode ser inscrito em um curso por período</text:span><text:span text:style-name="T2"> </text:span><text:span text:style-name="T5">ou não está inscrito</text:span><text:span text:style-name="T2">→ (</text:span><text:span text:style-name="T5">0</text:span><text:span text:style-name="T2">,</text:span><text:span text:style-name="T5">1</text:span><text:span text:style-name="T2">)</text:span></text:p>
        </text:list-item>
        <text:list-item>
          <text:p text:style-name="P17">Um <text:span text:style-name="T5">militar pertence apenas a um departamento</text:span>→ (1,<text:span text:style-name="T5">1</text:span>)</text:p>
        </text:list-item>
        <text:list-item>
          <text:p text:style-name="P17">Um<text:span text:style-name="T5">a MSG registra nenhuma ou muitas inscrições</text:span> → (<text:span text:style-name="T5">0</text:span>,..*)</text:p>
        </text:list-item>
        <text:list-item>
          <text:p text:style-name="P17">Um <text:span text:style-name="T5">militar possui apenas uma ficha de adestramento</text:span>→ (<text:span text:style-name="T5">1,1</text:span>)</text:p>
        </text:list-item>
        <text:list-item>
          <text:p text:style-name="P17"><text:span text:style-name="T5">Uma ficha de Adestramento possui nenhum ou muitos cursos</text:span> → (0,..*)</text:p>
        </text:list-item>
        <text:list-item>
          <text:p text:style-name="P17"><text:span text:style-name="T5">Um curso é registrado em nenhuma ou em muitas fichas de adestramentos</text:span>→ (0,..*)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21:10:52.337000000</meta:creation-date>
    <dc:date>2023-05-12T20:32:39.735000000</dc:date>
    <meta:editing-duration>PT11H26M59S</meta:editing-duration>
    <meta:editing-cycles>15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66" meta:word-count="157" meta:character-count="1096" meta:non-whitespace-character-count="1011"/>
  </office:meta>
</office:document-meta>
</file>